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>
      <style:graphic-properties draw:stroke="none" svg:stroke-color="#000000" draw:fill="none" draw:fill-color="#ffffff" fo:min-height="2.03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8" style:family="graphic" style:parent-style-name="standard">
      <style:graphic-properties draw:stroke="none" draw:fill="none" draw:fill-color="#ffffff" draw:auto-grow-width="true" fo:min-height="0.943cm" fo:min-width="23.643cm"/>
    </style:style>
    <style:style style:name="gr9" style:family="graphic" style:parent-style-name="standard">
      <style:graphic-properties draw:stroke="none" svg:stroke-color="#000000" draw:fill="none" draw:fill-color="#ffffff" fo:min-height="3.683cm"/>
    </style:style>
    <style:style style:name="gr10" style:family="graphic" style:parent-style-name="standard">
      <style:graphic-properties draw:stroke="none" svg:stroke-color="#000000" draw:fill="none" draw:fill-color="#ffffff" fo:min-height="4.064cm"/>
    </style:style>
    <style:style style:name="gr11" style:family="graphic" style:parent-style-name="standard">
      <style:graphic-properties draw:stroke="none" svg:stroke-color="#000000" draw:fill="none" draw:fill-color="#ffffff" fo:min-height="2.159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778cm"/>
    </style:style>
    <style:style style:name="gr14" style:family="graphic" style:parent-style-name="standard">
      <style:graphic-properties draw:stroke="none" svg:stroke-color="#000000" draw:fill="none" draw:fill-color="#ffffff" fo:min-height="4.318cm"/>
    </style:style>
    <style:style style:name="gr15" style:family="graphic" style:parent-style-name="standard">
      <style:graphic-properties draw:stroke="none" svg:stroke-color="#000000" draw:fill="none" draw:fill-color="#ffffff" fo:min-height="3.433cm"/>
    </style:style>
    <style:style style:name="gr16" style:family="graphic" style:parent-style-name="standard">
      <style:graphic-properties draw:stroke="none" svg:stroke-color="#000000" draw:fill="none" draw:fill-color="#ffffff" fo:min-height="9.144cm"/>
    </style:style>
    <style:style style:name="gr17" style:family="graphic" style:parent-style-name="standard">
      <style:graphic-properties draw:stroke="none" svg:stroke-color="#000000" draw:fill="none" draw:fill-color="#ffffff" fo:min-height="2.794cm"/>
    </style:style>
    <style:style style:name="gr18" style:family="graphic" style:parent-style-name="standard">
      <style:graphic-properties draw:stroke="none" svg:stroke-color="#000000" draw:fill="none" draw:fill-color="#ffffff" fo:min-height="5.334cm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159cm" svg:x="3.921cm" svg:y="1.889cm">
          <text:p text:style-name="P1">UWW</text:p>
          <text:p text:style-name="P1">WWA</text:p>
          <draw:enhanced-geometry svg:viewBox="0 0 21600 21600" draw:type="rectangle" draw:enhanced-path="M 0 0 L 21600 0 21600 21600 0 21600 0 0 Z N"/>
        </draw:custom-shape>
        <draw:frame draw:style-name="gr2" draw:layer="layout" svg:width="3.952cm" svg:height="1.673cm" svg:x="0.858cm" svg:y="4.788cm">
          <draw:text-box>
            <text:p>Pwr</text:p>
            <text:p>Cab/Orange</text:p>
          </draw:text-box>
        </draw:frame>
        <draw:frame draw:style-name="gr3" draw:layer="layout" svg:width="3.683cm" svg:height="2.155cm" svg:x="5.699cm" svg:y="4.687cm">
          <draw:text-box>
            <text:p>Gnd</text:p>
            <text:p>Cab/Brown</text:p>
          </draw:text-box>
        </draw:frame>
        <draw:custom-shape draw:style-name="gr1" draw:text-style-name="P1" draw:layer="layout" svg:width="1.397cm" svg:height="1.143cm" svg:x="4.937cm" svg:y="7.604cm">
          <text:p text:style-name="P1">PB9</text:p>
          <draw:enhanced-geometry svg:viewBox="0 0 21600 21600" draw:type="rectangle" draw:enhanced-path="M 0 0 L 21600 0 21600 21600 0 21600 0 0 Z N"/>
        </draw:custom-shape>
        <draw:frame draw:style-name="gr4" draw:layer="layout" svg:width="5.207cm" svg:height="2.282cm" svg:x="1.127cm" svg:y="9.386cm">
          <draw:text-box>
            <text:p>BTN/Yellow</text:p>
            <text:p>Cab/Red</text:p>
          </draw:text-box>
        </draw:frame>
        <draw:frame draw:style-name="gr2" draw:layer="layout" svg:width="3.635cm" svg:height="1.673cm" svg:x="5.493cm" svg:y="10.144cm">
          <draw:text-box>
            <text:p>Gnd</text:p>
            <text:p>Cab/Brown</text:p>
          </draw:text-box>
        </draw:frame>
        <draw:line draw:style-name="gr5" draw:text-style-name="P1" draw:layer="layout" svg:x1="6.969cm" svg:y1="6.207cm" svg:x2="6.969cm" svg:y2="10.017cm">
          <text:p/>
        </draw:line>
        <draw:custom-shape draw:style-name="gr1" draw:text-style-name="P1" draw:layer="layout" svg:width="2.921cm" svg:height="1.905cm" svg:x="12.176cm" svg:y="2.27cm">
          <text:p text:style-name="P1">Bel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27cm" svg:x="12.557cm" svg:y="7.35cm">
          <text:p text:style-name="P1">TB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413cm" svg:x="19.415cm" svg:y="2.016cm">
          <text:p text:style-name="P1">LWW</text:p>
          <text:p text:style-name="P1">WW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397cm" svg:x="20.304cm" svg:y="7.096cm">
          <text:p text:style-name="P1">PB7</text:p>
          <draw:enhanced-geometry svg:viewBox="0 0 21600 21600" draw:type="rectangle" draw:enhanced-path="M 0 0 L 21600 0 21600 21600 0 21600 0 0 Z N"/>
        </draw:custom-shape>
        <draw:frame draw:style-name="gr2" draw:layer="layout" svg:width="3.283cm" svg:height="3.095cm" svg:x="17.321cm" svg:y="9.233cm">
          <draw:text-box>
            <text:p>BTN/Red</text:p>
            <text:p>Cab/Blue</text:p>
            <text:p>with black</text:p>
            <text:p>extension</text:p>
          </draw:text-box>
        </draw:frame>
        <draw:frame draw:style-name="gr2" draw:layer="layout" svg:width="3.812cm" svg:height="3.095cm" svg:x="22.209cm" svg:y="9.509cm">
          <draw:text-box>
            <text:p>BTN/Back</text:p>
            <text:p>CAB​/Purple</text:p>
            <text:p>with black </text:p>
            <text:p>extension</text:p>
          </draw:text-box>
        </draw:frame>
        <draw:frame draw:style-name="gr6" draw:layer="layout" svg:width="4.191cm" svg:height="1.673cm" svg:x="22.59cm" svg:y="4.683cm">
          <draw:text-box>
            <text:p>GND</text:p>
            <text:p>Cab/Purple</text:p>
          </draw:text-box>
        </draw:frame>
        <draw:frame draw:style-name="gr7" draw:layer="layout" svg:width="3.635cm" svg:height="1.216cm" svg:x="17.637cm" svg:y="4.81cm">
          <draw:text-box>
            <text:p>Cab/Brown</text:p>
          </draw:text-box>
        </draw:frame>
        <draw:line draw:style-name="gr5" draw:text-style-name="P1" draw:layer="layout" svg:x1="23.479cm" svg:y1="5.953cm" svg:x2="23.479cm" svg:y2="9.89cm">
          <text:p/>
        </draw:line>
        <draw:frame draw:style-name="gr8" draw:layer="layout" svg:width="24.143cm" svg:height="1.193cm" svg:x="0.86cm" svg:y="19.415cm">
          <draw:text-box>
            <text:p><text:span text:style-name="T1"><text:file-name text:display="full">/media/sdo/KINGSTON/orange/signal-box/doc/wire-where-color.odg</text:file-name>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.905cm" svg:height="1.651cm" svg:x="2.397cm" svg:y="2.778cm">
          <text:p text:style-name="P1">H2B</text:p>
          <draw:enhanced-geometry svg:viewBox="0 0 21600 21600" draw:type="rectangle" draw:enhanced-path="M 0 0 L 21600 0 21600 21600 0 21600 0 0 Z N"/>
        </draw:custom-shape>
        <draw:frame draw:style-name="gr2" draw:layer="layout" svg:width="3.072cm" svg:height="0.962cm" svg:x="2.27cm" svg:y="5.445cm">
          <draw:text-box>
            <text:p>H2B/Red</text:p>
          </draw:text-box>
        </draw:frame>
        <draw:frame draw:style-name="gr2" draw:layer="layout" svg:width="4.21cm" svg:height="0.962cm" svg:x="1.997cm" svg:y="6.715cm">
          <draw:text-box>
            <text:p>H2BG/Yellow</text:p>
          </draw:text-box>
        </draw:frame>
        <draw:custom-shape draw:style-name="gr1" draw:text-style-name="P1" draw:layer="layout" svg:width="5.461cm" svg:height="2.286cm" svg:x="7.604cm" svg:y="2.397cm">
          <text:p text:style-name="P1">H2</text:p>
          <draw:enhanced-geometry svg:viewBox="0 0 21600 21600" draw:type="rectangle" draw:enhanced-path="M 0 0 L 21600 0 21600 21600 0 21600 0 0 Z N"/>
        </draw:custom-shape>
        <draw:frame draw:style-name="gr9" draw:layer="layout" svg:width="6.223cm" svg:height="3.933cm" svg:x="7.731cm" svg:y="5.572cm">
          <draw:text-box>
            <text:p>h2/White</text:p>
            <text:p>h2g/Black</text:p>
            <text:p/>
            <text:p>H2M/Pink</text:p>
            <text:p>H2MG/Purple</text:p>
          </draw:text-box>
        </draw:frame>
        <draw:custom-shape draw:style-name="gr1" draw:text-style-name="P1" draw:layer="layout" svg:width="6.096cm" svg:height="3.683cm" svg:x="18.145cm" svg:y="2.524cm">
          <text:p text:style-name="P1">Dwarf 4</text:p>
          <draw:enhanced-geometry svg:viewBox="0 0 21600 21600" draw:type="rectangle" draw:enhanced-path="M 0 0 L 21600 0 21600 21600 0 21600 0 0 Z N"/>
        </draw:custom-shape>
        <draw:frame draw:style-name="gr10" draw:layer="layout" svg:width="5.969cm" svg:height="4.314cm" svg:x="18.399cm" svg:y="6.842cm">
          <draw:text-box>
            <text:p>DGE/Grey</text:p>
            <text:p>DYE/Yellow</text:p>
            <text:p>DRE/Orange</text:p>
            <text:p>DNE/Purple</text:p>
          </draw:text-box>
        </draw:frame>
        <draw:custom-shape draw:style-name="gr1" draw:text-style-name="P1" draw:layer="layout" svg:width="2.032cm" svg:height="1.905cm" svg:x="18.399cm" svg:y="10.525cm">
          <text:p text:style-name="P1">PB5</text:p>
          <draw:enhanced-geometry svg:viewBox="0 0 21600 21600" draw:type="rectangle" draw:enhanced-path="M 0 0 L 21600 0 21600 21600 0 21600 0 0 Z N"/>
        </draw:custom-shape>
        <draw:frame draw:style-name="gr11" draw:layer="layout" svg:width="4.445cm" svg:height="2.409cm" svg:x="18.272cm" svg:y="13.319cm">
          <draw:text-box>
            <text:p>PB5/Purple</text:p>
            <text:p>PB5G/Yellow</text:p>
          </draw:text-box>
        </draw:frame>
      </draw:page>
      <draw:page draw:name="page3" draw:style-name="dp1" draw:master-page-name="Default">
        <draw:custom-shape draw:style-name="gr12" draw:text-style-name="P1" draw:layer="layout" svg:width="3.683cm" svg:height="3.429cm" svg:x="1.307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5.662cm" svg:height="5.939cm" svg:x="6.133cm" svg:y="2.143cm">
          <draw:text-box>
            <text:p>Green / 3C-Green</text:p>
            <text:p>Green</text:p>
            <text:p/>
            <text:p>Yellow / 3C-Yellow</text:p>
            <text:p>Yellow</text:p>
            <text:p/>
            <text:p>Red/3C-Red</text:p>
            <text:p>Red</text:p>
          </draw:text-box>
        </draw:frame>
        <draw:custom-shape draw:style-name="gr1" draw:text-style-name="P1" draw:layer="layout" svg:width="2.921cm" svg:height="1.905cm" svg:x="2.651cm" svg:y="10.779cm">
          <text:p text:style-name="P1">PB2B</text:p>
          <draw:enhanced-geometry svg:viewBox="0 0 21600 21600" draw:type="rectangle" draw:enhanced-path="M 0 0 L 21600 0 21600 21600 0 21600 0 0 Z N"/>
        </draw:custom-shape>
        <draw:frame draw:style-name="gr2" draw:layer="layout" svg:width="3.461cm" svg:height="3.095cm" svg:x="2.651cm" svg:y="13.7cm">
          <draw:text-box>
            <text:p>PB2B/Red</text:p>
            <text:p>Blue</text:p>
            <text:p/>
            <text:p>3C-Gnd</text:p>
          </draw:text-box>
        </draw:frame>
        <draw:frame draw:style-name="gr13" draw:layer="layout" svg:width="3.683cm" svg:height="2.028cm" svg:x="1.762cm" svg:y="5.953cm">
          <draw:text-box>
            <text:p>3C/Gnd</text:p>
            <text:p>Balck</text:p>
          </draw:text-box>
        </draw:frame>
        <draw:custom-shape draw:style-name="gr12" draw:text-style-name="P1" draw:layer="layout" svg:width="1.016cm" svg:height="1.016cm" svg:x="12.938cm" svg:y="1.7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1" draw:layer="layout" svg:width="1.016cm" svg:height="1.016cm" svg:x="15.605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827cm" svg:y1="2.27cm" svg:x2="15.732cm" svg:y2="2.27cm">
          <text:p/>
        </draw:line>
        <draw:frame draw:style-name="gr2" draw:layer="layout" svg:width="3.296cm" svg:height="3.806cm" svg:x="13.192cm" svg:y="3.794cm">
          <draw:text-box>
            <text:p>TS/Yellow</text:p>
            <text:p>Orange</text:p>
            <text:p/>
            <text:p>3C/GND</text:p>
            <text:p>Black</text:p>
          </draw:text-box>
        </draw:frame>
        <draw:custom-shape draw:style-name="gr12" draw:text-style-name="P1" draw:layer="layout" svg:width="2.286cm" svg:height="1.905cm" svg:x="17.89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3.465cm" svg:height="3.095cm" svg:x="18.272cm" svg:y="4.302cm">
          <draw:text-box>
            <text:p>TL/Blue</text:p>
            <text:p>Pink</text:p>
            <text:p/>
            <text:p>TLG/Black</text:p>
          </draw:text-box>
        </draw:frame>
        <draw:custom-shape draw:style-name="gr12" draw:text-style-name="P1" draw:layer="layout" svg:width="3.175cm" svg:height="2.159cm" svg:x="22.717cm" svg:y="1.5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465cm" svg:height="3.095cm" svg:x="23.189cm" svg:y="4.556cm">
          <draw:text-box>
            <text:p>TL/Blue</text:p>
            <text:p>Pink</text:p>
            <text:p/>
            <text:p>TLG/Black</text:p>
          </draw:text-box>
        </draw:frame>
        <draw:custom-shape draw:style-name="gr1" draw:text-style-name="P1" draw:layer="layout" svg:width="2.159cm" svg:height="1.905cm" svg:x="17.002cm" svg:y="11.287cm">
          <text:p text:style-name="P1">PB1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4" draw:layer="layout" svg:width="5.461cm" svg:height="4.568cm" svg:x="13.573cm" svg:y="13.827cm">
          <draw:text-box>
            <text:p>PB1/Yellow</text:p>
            <text:p>Purple</text:p>
            <text:p/>
            <text:p>3C/Gnd Black</text:p>
          </draw:text-box>
        </draw:frame>
      </draw:page>
      <draw:page draw:name="page4" draw:style-name="dp1" draw:master-page-name="Default">
        <draw:custom-shape draw:style-name="gr1" draw:text-style-name="P1" draw:layer="layout" svg:width="3.048cm" svg:height="5.715cm" svg:x="2.524cm" svg:y="2.524cm">
          <text:p text:style-name="P1">Tal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9.017cm" svg:x="11.16cm" svg:y="2.143cm">
          <text:p text:style-name="P1">VLB</text:p>
          <draw:enhanced-geometry svg:viewBox="0 0 21600 21600" draw:type="rectangle" draw:enhanced-path="M 0 0 L 21600 0 21600 21600 0 21600 0 0 Z N"/>
        </draw:custom-shape>
        <draw:frame draw:style-name="gr15" draw:layer="layout" svg:width="7.112cm" svg:height="3.683cm" svg:x="2.397cm" svg:y="8.62cm">
          <draw:text-box>
            <text:p>R/Tall-Red/Red</text:p>
            <text:p>G/Tall-Green/Blue</text:p>
            <text:p>Y/Tall-Yellow/Yellow</text:p>
            <text:p>Gnd/Tall-Gnd/White</text:p>
          </draw:text-box>
        </draw:frame>
        <draw:frame draw:style-name="gr16" draw:layer="layout" svg:width="7.112cm" svg:height="9.394cm" svg:x="18.145cm" svg:y="2.27cm">
          <draw:text-box>
            <text:p>VLB-G/Blue</text:p>
            <text:p>VLB-R/Red</text:p>
            <text:p>VLB-Y/Yellow</text:p>
            <text:p>VLB-GND/Purple</text:p>
          </draw:text-box>
        </draw:frame>
        <draw:custom-shape draw:style-name="gr1" draw:text-style-name="P1" draw:layer="layout" svg:width="2.794cm" svg:height="2.286cm" svg:x="9.89cm" svg:y="12.938cm">
          <text:p text:style-name="P1">PB2A</text:p>
          <draw:enhanced-geometry svg:viewBox="0 0 21600 21600" draw:type="rectangle" draw:enhanced-path="M 0 0 L 21600 0 21600 21600 0 21600 0 0 Z N"/>
        </draw:custom-shape>
        <draw:frame draw:style-name="gr17" draw:layer="layout" svg:width="8.128cm" svg:height="3.044cm" svg:x="9.255cm" svg:y="16.24cm">
          <draw:text-box>
            <text:p>PB2A/red / Purpose</text:p>
            <text:p>PB2AG/Yellow / Brown</text:p>
          </draw:text-box>
        </draw:frame>
      </draw:page>
      <draw:page draw:name="page5" draw:style-name="dp1" draw:master-page-name="Default">
        <draw:custom-shape draw:style-name="gr1" draw:text-style-name="P1" draw:layer="layout" svg:width="6.477cm" svg:height="5.461cm" svg:x="2.143cm" svg:y="2.016cm">
          <text:p text:style-name="P1">Semaphore</text:p>
          <draw:enhanced-geometry svg:viewBox="0 0 21600 21600" draw:type="rectangle" draw:enhanced-path="M 0 0 L 21600 0 21600 21600 0 21600 0 0 Z N"/>
        </draw:custom-shape>
        <draw:frame draw:style-name="gr18" draw:layer="layout" svg:width="4.953cm" svg:height="5.584cm" svg:x="2.524cm" svg:y="9.001cm">
          <draw:text-box>
            <text:p>SS/Red</text:p>
            <text:p>SSG/Blue</text:p>
          </draw:text-box>
        </draw:frame>
        <draw:custom-shape draw:style-name="gr1" draw:text-style-name="P1" draw:layer="layout" svg:width="6.985cm" svg:height="5.588cm" svg:x="13.827cm" svg:y="2.016cm">
          <text:p text:style-name="P1">Searchlight</text:p>
          <draw:enhanced-geometry svg:viewBox="0 0 21600 21600" draw:type="rectangle" draw:enhanced-path="M 0 0 L 21600 0 21600 21600 0 21600 0 0 Z N"/>
        </draw:custom-shape>
        <draw:frame draw:style-name="gr18" draw:layer="layout" svg:width="4.953cm" svg:height="5.584cm" svg:x="13.7cm" svg:y="8.747cm">
          <draw:text-box>
            <text:p>SS/Red</text:p>
            <text:p>SSG/Blue</text:p>
          </draw:text-box>
        </draw:frame>
        <draw:line draw:style-name="gr5" draw:text-style-name="P1" draw:layer="layout" svg:x1="5.318cm" svg:y1="9.509cm" svg:x2="13.7cm" svg:y2="9.382cm">
          <text:p/>
        </draw:line>
        <draw:line draw:style-name="gr5" draw:text-style-name="P1" draw:layer="layout" svg:x1="5.826cm" svg:y1="10.271cm" svg:x2="13.827cm" svg:y2="10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Oualline</meta:initial-creator>
    <meta:creation-date>2014-04-05T09:33:17.004167339</meta:creation-date>
    <dc:date>2014-05-03T18:17:14.195197164</dc:date>
    <dc:creator>Steve Oualline</dc:creator>
    <meta:editing-duration>PT5H5M56S</meta:editing-duration>
    <meta:editing-cycles>7</meta:editing-cycles>
    <meta:generator>LibreOffice/4.1.3.2$Linux_X86_64 LibreOffice_project/410m0$Build-2</meta:generator>
    <meta:printed-by>Steve Oualline</meta:printed-by>
    <meta:print-date>2014-04-13T19:10:36.970613931</meta:print-date>
    <meta:document-statistic meta:object-count="53"/>
  </office:meta>
</office:document-meta>
</file>